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E2EFDA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E2EFDA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8.99583333333333cm"/>
    </style:style>
    <style:style style:name="co3" style:family="table-column">
      <style:table-column-properties fo:break-before="auto" style:column-width="8.01687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Non saisie&quot;" style:apply-style-name="cf7"/>
      <style:map style:condition="of:cell-content()=&quot;Non conforme&quot;" style:apply-style-name="cf6"/>
      <style:map style:condition="of:cell-content()=&quot;Conforme&quot;" style:apply-style-name="cf5"/>
      <style:map style:condition="of:cell-content()=0" style:apply-style-name="cf11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map style:condition="of:cell-content()=&quot;Non saisie&quot;" style:apply-style-name="cf7"/>
      <style:map style:condition="of:cell-content()=&quot;Non conforme&quot;" style:apply-style-name="cf6"/>
      <style:map style:condition="of:cell-content()=&quot;Conforme&quot;" style:apply-style-name="cf5"/>
      <style:map style:condition="of:cell-content()=0" style:apply-style-name="cf11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map style:condition="of:cell-content()=&quot;Non saisie&quot;" style:apply-style-name="cf7"/>
      <style:map style:condition="of:cell-content()=&quot;Non conforme&quot;" style:apply-style-name="cf6"/>
      <style:map style:condition="of:cell-content()=&quot;Conforme&quot;" style:apply-style-name="cf5"/>
      <style:map style:condition="of:cell-content()=0" style:apply-style-name="cf11"/>
    </style:style>
    <style:style style:name="ce20" style:family="table-cell">
      <style:map style:condition="of:cell-content()=&quot;Non saisie&quot;" style:apply-style-name="cf7"/>
      <style:map style:condition="of:cell-content()=&quot;Non conforme&quot;" style:apply-style-name="cf6"/>
      <style:map style:condition="of:cell-content()=&quot;Conforme&quot;" style:apply-style-name="cf5"/>
      <style:map style:condition="of:cell-content()=0" style:apply-style-name="cf1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_fonctionne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1" table:number-rows-spanned="3" table:style-name="ce14">
            <text:p>Description du jeu de test</text:p>
          </table:table-cell>
          <table:table-cell office:value-type="string" table:number-columns-spanned="5" table:number-rows-spanned="3" table:style-name="ce15">
            <text:p>Test de l’USR 4 : nom USR</text:p>
          </table:table-cell>
          <table:covered-table-cell table:number-columns-repeated="4"/>
          <table:table-cell table:number-columns-repeated="16378"/>
        </table:table-row>
        <table:table-row table:number-rows-repeated="2" table:style-name="ro1">
          <table:covered-table-cell/>
          <table:covered-table-cell/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2">
            <text:p>Étapes du cas testées</text:p>
          </table:table-cell>
          <table:table-cell office:value-type="string" table:style-name="ce2">
            <text:p>Description du test effectué</text:p>
          </table:table-cell>
          <table:table-cell office:value-type="string" table:style-name="ce2">
            <text:p>Résultat attendu</text:p>
          </table:table-cell>
          <table:table-cell office:value-type="string" table:style-name="ce3">
            <text:p>Résultat obtenu</text:p>
          </table:table-cell>
          <table:table-cell office:value-type="string" table:number-columns-spanned="2" table:number-rows-spanned="1" table:style-name="ce17">
            <text:p>Conformité</text:p>
          </table:table-cell>
          <table:covered-table-cell/>
          <table:table-cell table:number-columns-repeated="16378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string" table:style-name="ce4">
            <text:p>Lancement de l'application via l'URL index.php.</text:p>
          </table:table-cell>
          <table:table-cell office:value-type="string" table:style-name="ce4">
            <text:p>Affichage du formulaire d'authentification (champs Login et Mot de passe vides).</text:p>
          </table:table-cell>
          <table:table-cell table:style-name="ce5"/>
          <table:table-cell office:value-type="string" table:style-name="ce18">
            <text:p>ok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1">
            <text:p>2, 3</text:p>
          </table:table-cell>
          <table:table-cell office:value-type="string" table:style-name="ce4">
            <text:p>Saisie d'un identifiant Visiteur valide (ex: lvillachane / jux7g) et validation.</text:p>
          </table:table-cell>
          <table:table-cell office:value-type="string" table:style-name="ce4">
            <text:p>Connexion réussie. Affichage du tableau de bord. Le bandeau affiche : "Bienvenue [Nom] [Prénom]", Profil : Visiteur, et la Région de rattachement.</text:p>
          </table:table-cell>
          <table:table-cell table:style-name="ce5"/>
          <table:table-cell office:value-type="string" table:style-name="ce18">
            <text:p>ok</text:p>
          </table:table-cell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4, 5</text:p>
          </table:table-cell>
          <table:table-cell office:value-type="string" table:style-name="ce8">
            <text:p>Clic sur le bouton/lien "Déconnexion" depuis le tableau de bord.</text:p>
          </table:table-cell>
          <table:table-cell office:value-type="string" table:style-name="ce8">
            <text:p>La session est fermée. Redirection immédiate vers le formulaire de connexion.</text:p>
          </table:table-cell>
          <table:table-cell table:style-name="ce5"/>
          <table:table-cell office:value-type="string" table:style-name="ce18">
            <text:p>ok</text:p>
          </table:table-cell>
          <table:table-cell table:style-name="ce7"/>
          <table:table-cell table:number-columns-repeated="16378"/>
        </table:table-row>
        <table:table-row table:style-name="ro1">
          <table:table-cell table:number-columns-repeated="3" table:style-name="ce4"/>
          <table:table-cell table:style-name="ce5"/>
          <table:table-cell office:value-type="string" office:string-value="" table:formula="of:=IF(EXACT([.B8]; &quot;&quot;); &quot;&quot;; IF(EXACT([.F8]; &quot;&quot;); &quot;Non saisie&quot;; IF(EXACT([.F8]; &quot;ok&quot;); &quot;Conforme&quot;; &quot;Non conforme&quot;)))" table:style-name="ce18"/>
          <table:table-cell table:style-name="ce7"/>
          <table:table-cell table:number-columns-repeated="16378"/>
        </table:table-row>
        <table:table-row table:style-name="ro1">
          <table:table-cell table:number-columns-repeated="2" table:style-name="ce9"/>
          <table:table-cell table:style-name="ce10"/>
          <table:table-cell table:style-name="ce5"/>
          <table:table-cell office:value-type="string" office:string-value="" table:formula="of:=IF(EXACT([.B9]; &quot;&quot;); &quot;&quot;; IF(EXACT([.F9]; &quot;&quot;); &quot;Non saisie&quot;; IF(EXACT([.F9]; &quot;ok&quot;); &quot;Conforme&quot;; &quot;Non conforme&quot;)))" table:style-name="ce18"/>
          <table:table-cell table:style-name="ce7"/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8"/>
          <table:table-cell table:style-name="ce5"/>
          <table:table-cell office:value-type="string" office:string-value="" table:formula="of:=IF(EXACT([.B10]; &quot;&quot;); &quot;&quot;; IF(EXACT([.F10]; &quot;&quot;); &quot;Non saisie&quot;; IF(EXACT([.F10]; &quot;ok&quot;); &quot;Conforme&quot;; &quot;Non conforme&quot;)))" table:style-name="ce18"/>
          <table:table-cell table:style-name="ce7"/>
          <table:table-cell table:number-columns-repeated="16378"/>
        </table:table-row>
        <table:table-row table:style-name="ro1">
          <table:table-cell table:style-name="ce9"/>
          <table:table-cell table:style-name="ce8"/>
          <table:table-cell table:style-name="ce9"/>
          <table:table-cell table:style-name="ce5"/>
          <table:table-cell office:value-type="string" office:string-value="" table:formula="of:=IF(EXACT([.B11]; &quot;&quot;); &quot;&quot;; IF(EXACT([.F11]; &quot;&quot;); &quot;Non saisie&quot;; IF(EXACT([.F11]; &quot;ok&quot;); &quot;Conforme&quot;; &quot;Non conforme&quot;)))" table:style-name="ce18"/>
          <table:table-cell table:style-name="ce7"/>
          <table:table-cell table:number-columns-repeated="16378"/>
        </table:table-row>
        <table:table-row table:style-name="ro1">
          <table:table-cell table:style-name="ce9"/>
          <table:table-cell table:style-name="ce8"/>
          <table:table-cell table:style-name="ce9"/>
          <table:table-cell table:style-name="ce11"/>
          <table:table-cell office:value-type="string" office:string-value="" table:formula="of:=IF(EXACT([.B12]; &quot;&quot;); &quot;&quot;; IF(EXACT([.F12]; &quot;&quot;); &quot;Non saisie&quot;; IF(EXACT([.F12]; &quot;ok&quot;); &quot;Conforme&quot;; &quot;Non conforme&quot;)))" table:style-name="ce18"/>
          <table:table-cell table:style-name="ce7"/>
          <table:table-cell table:number-columns-repeated="16378"/>
        </table:table-row>
        <table:table-row table:style-name="ro1">
          <table:table-cell table:style-name="ce1"/>
          <table:table-cell table:style-name="ce8"/>
          <table:table-cell table:style-name="ce9"/>
          <table:table-cell table:style-name="ce11"/>
          <table:table-cell table:style-name="ce18"/>
          <table:table-cell table:style-name="ce7"/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office:string-value="" table:formula="of:=IF(EXACT([.$B17]; &quot;&quot;); &quot;&quot;; IF(EXACT([.$F14]; &quot;&quot;); &quot;Non saisie&quot;; IF(EXACT([.$F1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office:string-value="" table:formula="of:=IF(EXACT([.$B18]; &quot;&quot;); &quot;&quot;; IF(EXACT([.$F15]; &quot;&quot;); &quot;Non saisie&quot;; IF(EXACT([.$F1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office:string-value="" table:formula="of:=IF(EXACT([.$B19]; &quot;&quot;); &quot;&quot;; IF(EXACT([.$F16]; &quot;&quot;); &quot;Non saisie&quot;; IF(EXACT([.$F1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20]; &quot;&quot;); &quot;&quot;; IF(EXACT([.$F17]; &quot;&quot;); &quot;Non saisie&quot;; IF(EXACT([.$F1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21]; &quot;&quot;); &quot;&quot;; IF(EXACT([.$F18]; &quot;&quot;); &quot;Non saisie&quot;; IF(EXACT([.$F1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22]; &quot;&quot;); &quot;&quot;; IF(EXACT([.$F19]; &quot;&quot;); &quot;Non saisie&quot;; IF(EXACT([.$F1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23]; &quot;&quot;); &quot;&quot;; IF(EXACT([.$F20]; &quot;&quot;); &quot;Non saisie&quot;; IF(EXACT([.$F2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24]; &quot;&quot;); &quot;&quot;; IF(EXACT([.$F21]; &quot;&quot;); &quot;Non saisie&quot;; IF(EXACT([.$F2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25]; &quot;&quot;); &quot;&quot;; IF(EXACT([.$F22]; &quot;&quot;); &quot;Non saisie&quot;; IF(EXACT([.$F2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26]; &quot;&quot;); &quot;&quot;; IF(EXACT([.$F23]; &quot;&quot;); &quot;Non saisie&quot;; IF(EXACT([.$F23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27]; &quot;&quot;); &quot;&quot;; IF(EXACT([.$F24]; &quot;&quot;); &quot;Non saisie&quot;; IF(EXACT([.$F2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28]; &quot;&quot;); &quot;&quot;; IF(EXACT([.$F25]; &quot;&quot;); &quot;Non saisie&quot;; IF(EXACT([.$F2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29]; &quot;&quot;); &quot;&quot;; IF(EXACT([.$F26]; &quot;&quot;); &quot;Non saisie&quot;; IF(EXACT([.$F2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30]; &quot;&quot;); &quot;&quot;; IF(EXACT([.$F27]; &quot;&quot;); &quot;Non saisie&quot;; IF(EXACT([.$F2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31]; &quot;&quot;); &quot;&quot;; IF(EXACT([.$F28]; &quot;&quot;); &quot;Non saisie&quot;; IF(EXACT([.$F2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32]; &quot;&quot;); &quot;&quot;; IF(EXACT([.$F29]; &quot;&quot;); &quot;Non saisie&quot;; IF(EXACT([.$F2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33]; &quot;&quot;); &quot;&quot;; IF(EXACT([.$F30]; &quot;&quot;); &quot;Non saisie&quot;; IF(EXACT([.$F3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34]; &quot;&quot;); &quot;&quot;; IF(EXACT([.$F31]; &quot;&quot;); &quot;Non saisie&quot;; IF(EXACT([.$F3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35]; &quot;&quot;); &quot;&quot;; IF(EXACT([.$F32]; &quot;&quot;); &quot;Non saisie&quot;; IF(EXACT([.$F3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36]; &quot;&quot;); &quot;&quot;; IF(EXACT([.$F33]; &quot;&quot;); &quot;Non saisie&quot;; IF(EXACT([.$F33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37]; &quot;&quot;); &quot;&quot;; IF(EXACT([.$F34]; &quot;&quot;); &quot;Non saisie&quot;; IF(EXACT([.$F3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38]; &quot;&quot;); &quot;&quot;; IF(EXACT([.$F35]; &quot;&quot;); &quot;Non saisie&quot;; IF(EXACT([.$F3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39]; &quot;&quot;); &quot;&quot;; IF(EXACT([.$F36]; &quot;&quot;); &quot;Non saisie&quot;; IF(EXACT([.$F3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40]; &quot;&quot;); &quot;&quot;; IF(EXACT([.$F37]; &quot;&quot;); &quot;Non saisie&quot;; IF(EXACT([.$F3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41]; &quot;&quot;); &quot;&quot;; IF(EXACT([.$F38]; &quot;&quot;); &quot;Non saisie&quot;; IF(EXACT([.$F3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42]; &quot;&quot;); &quot;&quot;; IF(EXACT([.$F39]; &quot;&quot;); &quot;Non saisie&quot;; IF(EXACT([.$F3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43]; &quot;&quot;); &quot;&quot;; IF(EXACT([.$F40]; &quot;&quot;); &quot;Non saisie&quot;; IF(EXACT([.$F4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44]; &quot;&quot;); &quot;&quot;; IF(EXACT([.$F41]; &quot;&quot;); &quot;Non saisie&quot;; IF(EXACT([.$F4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45]; &quot;&quot;); &quot;&quot;; IF(EXACT([.$F42]; &quot;&quot;); &quot;Non saisie&quot;; IF(EXACT([.$F4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46]; &quot;&quot;); &quot;&quot;; IF(EXACT([.$F43]; &quot;&quot;); &quot;Non saisie&quot;; IF(EXACT([.$F43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47]; &quot;&quot;); &quot;&quot;; IF(EXACT([.$F44]; &quot;&quot;); &quot;Non saisie&quot;; IF(EXACT([.$F4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48]; &quot;&quot;); &quot;&quot;; IF(EXACT([.$F45]; &quot;&quot;); &quot;Non saisie&quot;; IF(EXACT([.$F4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49]; &quot;&quot;); &quot;&quot;; IF(EXACT([.$F46]; &quot;&quot;); &quot;Non saisie&quot;; IF(EXACT([.$F4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50]; &quot;&quot;); &quot;&quot;; IF(EXACT([.$F47]; &quot;&quot;); &quot;Non saisie&quot;; IF(EXACT([.$F4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51]; &quot;&quot;); &quot;&quot;; IF(EXACT([.$F48]; &quot;&quot;); &quot;Non saisie&quot;; IF(EXACT([.$F4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52]; &quot;&quot;); &quot;&quot;; IF(EXACT([.$F49]; &quot;&quot;); &quot;Non saisie&quot;; IF(EXACT([.$F4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53]; &quot;&quot;); &quot;&quot;; IF(EXACT([.$F50]; &quot;&quot;); &quot;Non saisie&quot;; IF(EXACT([.$F5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54]; &quot;&quot;); &quot;&quot;; IF(EXACT([.$F51]; &quot;&quot;); &quot;Non saisie&quot;; IF(EXACT([.$F5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55]; &quot;&quot;); &quot;&quot;; IF(EXACT([.$F52]; &quot;&quot;); &quot;Non saisie&quot;; IF(EXACT([.$F5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56]; &quot;&quot;); &quot;&quot;; IF(EXACT([.$F53]; &quot;&quot;); &quot;Non saisie&quot;; IF(EXACT([.$F53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57]; &quot;&quot;); &quot;&quot;; IF(EXACT([.$F54]; &quot;&quot;); &quot;Non saisie&quot;; IF(EXACT([.$F5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58]; &quot;&quot;); &quot;&quot;; IF(EXACT([.$F55]; &quot;&quot;); &quot;Non saisie&quot;; IF(EXACT([.$F5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59]; &quot;&quot;); &quot;&quot;; IF(EXACT([.$F56]; &quot;&quot;); &quot;Non saisie&quot;; IF(EXACT([.$F5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60]; &quot;&quot;); &quot;&quot;; IF(EXACT([.$F57]; &quot;&quot;); &quot;Non saisie&quot;; IF(EXACT([.$F5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61]; &quot;&quot;); &quot;&quot;; IF(EXACT([.$F58]; &quot;&quot;); &quot;Non saisie&quot;; IF(EXACT([.$F5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62]; &quot;&quot;); &quot;&quot;; IF(EXACT([.$F59]; &quot;&quot;); &quot;Non saisie&quot;; IF(EXACT([.$F5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63]; &quot;&quot;); &quot;&quot;; IF(EXACT([.$F60]; &quot;&quot;); &quot;Non saisie&quot;; IF(EXACT([.$F6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64]; &quot;&quot;); &quot;&quot;; IF(EXACT([.$F61]; &quot;&quot;); &quot;Non saisie&quot;; IF(EXACT([.$F6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65]; &quot;&quot;); &quot;&quot;; IF(EXACT([.$F62]; &quot;&quot;); &quot;Non saisie&quot;; IF(EXACT([.$F6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66]; &quot;&quot;); &quot;&quot;; IF(EXACT([.$F63]; &quot;&quot;); &quot;Non saisie&quot;; IF(EXACT([.$F63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67]; &quot;&quot;); &quot;&quot;; IF(EXACT([.$F64]; &quot;&quot;); &quot;Non saisie&quot;; IF(EXACT([.$F6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68]; &quot;&quot;); &quot;&quot;; IF(EXACT([.$F65]; &quot;&quot;); &quot;Non saisie&quot;; IF(EXACT([.$F6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69]; &quot;&quot;); &quot;&quot;; IF(EXACT([.$F66]; &quot;&quot;); &quot;Non saisie&quot;; IF(EXACT([.$F6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70]; &quot;&quot;); &quot;&quot;; IF(EXACT([.$F67]; &quot;&quot;); &quot;Non saisie&quot;; IF(EXACT([.$F6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71]; &quot;&quot;); &quot;&quot;; IF(EXACT([.$F68]; &quot;&quot;); &quot;Non saisie&quot;; IF(EXACT([.$F6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72]; &quot;&quot;); &quot;&quot;; IF(EXACT([.$F69]; &quot;&quot;); &quot;Non saisie&quot;; IF(EXACT([.$F6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73]; &quot;&quot;); &quot;&quot;; IF(EXACT([.$F70]; &quot;&quot;); &quot;Non saisie&quot;; IF(EXACT([.$F7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74]; &quot;&quot;); &quot;&quot;; IF(EXACT([.$F71]; &quot;&quot;); &quot;Non saisie&quot;; IF(EXACT([.$F7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75]; &quot;&quot;); &quot;&quot;; IF(EXACT([.$F72]; &quot;&quot;); &quot;Non saisie&quot;; IF(EXACT([.$F7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76]; &quot;&quot;); &quot;&quot;; IF(EXACT([.$F73]; &quot;&quot;); &quot;Non saisie&quot;; IF(EXACT([.$F73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77]; &quot;&quot;); &quot;&quot;; IF(EXACT([.$F74]; &quot;&quot;); &quot;Non saisie&quot;; IF(EXACT([.$F7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78]; &quot;&quot;); &quot;&quot;; IF(EXACT([.$F75]; &quot;&quot;); &quot;Non saisie&quot;; IF(EXACT([.$F7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79]; &quot;&quot;); &quot;&quot;; IF(EXACT([.$F76]; &quot;&quot;); &quot;Non saisie&quot;; IF(EXACT([.$F7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80]; &quot;&quot;); &quot;&quot;; IF(EXACT([.$F77]; &quot;&quot;); &quot;Non saisie&quot;; IF(EXACT([.$F7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81]; &quot;&quot;); &quot;&quot;; IF(EXACT([.$F78]; &quot;&quot;); &quot;Non saisie&quot;; IF(EXACT([.$F7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82]; &quot;&quot;); &quot;&quot;; IF(EXACT([.$F79]; &quot;&quot;); &quot;Non saisie&quot;; IF(EXACT([.$F7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83]; &quot;&quot;); &quot;&quot;; IF(EXACT([.$F80]; &quot;&quot;); &quot;Non saisie&quot;; IF(EXACT([.$F8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84]; &quot;&quot;); &quot;&quot;; IF(EXACT([.$F81]; &quot;&quot;); &quot;Non saisie&quot;; IF(EXACT([.$F8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85]; &quot;&quot;); &quot;&quot;; IF(EXACT([.$F82]; &quot;&quot;); &quot;Non saisie&quot;; IF(EXACT([.$F8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86]; &quot;&quot;); &quot;&quot;; IF(EXACT([.$F83]; &quot;&quot;); &quot;Non saisie&quot;; IF(EXACT([.$F83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87]; &quot;&quot;); &quot;&quot;; IF(EXACT([.$F84]; &quot;&quot;); &quot;Non saisie&quot;; IF(EXACT([.$F8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88]; &quot;&quot;); &quot;&quot;; IF(EXACT([.$F85]; &quot;&quot;); &quot;Non saisie&quot;; IF(EXACT([.$F8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89]; &quot;&quot;); &quot;&quot;; IF(EXACT([.$F86]; &quot;&quot;); &quot;Non saisie&quot;; IF(EXACT([.$F8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90]; &quot;&quot;); &quot;&quot;; IF(EXACT([.$F87]; &quot;&quot;); &quot;Non saisie&quot;; IF(EXACT([.$F8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91]; &quot;&quot;); &quot;&quot;; IF(EXACT([.$F88]; &quot;&quot;); &quot;Non saisie&quot;; IF(EXACT([.$F8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92]; &quot;&quot;); &quot;&quot;; IF(EXACT([.$F89]; &quot;&quot;); &quot;Non saisie&quot;; IF(EXACT([.$F8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93]; &quot;&quot;); &quot;&quot;; IF(EXACT([.$F90]; &quot;&quot;); &quot;Non saisie&quot;; IF(EXACT([.$F9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94]; &quot;&quot;); &quot;&quot;; IF(EXACT([.$F91]; &quot;&quot;); &quot;Non saisie&quot;; IF(EXACT([.$F9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95]; &quot;&quot;); &quot;&quot;; IF(EXACT([.$F92]; &quot;&quot;); &quot;Non saisie&quot;; IF(EXACT([.$F9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96]; &quot;&quot;); &quot;&quot;; IF(EXACT([.$F93]; &quot;&quot;); &quot;Non saisie&quot;; IF(EXACT([.$F93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97]; &quot;&quot;); &quot;&quot;; IF(EXACT([.$F94]; &quot;&quot;); &quot;Non saisie&quot;; IF(EXACT([.$F9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98]; &quot;&quot;); &quot;&quot;; IF(EXACT([.$F95]; &quot;&quot;); &quot;Non saisie&quot;; IF(EXACT([.$F9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99]; &quot;&quot;); &quot;&quot;; IF(EXACT([.$F96]; &quot;&quot;); &quot;Non saisie&quot;; IF(EXACT([.$F9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00]; &quot;&quot;); &quot;&quot;; IF(EXACT([.$F97]; &quot;&quot;); &quot;Non saisie&quot;; IF(EXACT([.$F9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01]; &quot;&quot;); &quot;&quot;; IF(EXACT([.$F98]; &quot;&quot;); &quot;Non saisie&quot;; IF(EXACT([.$F9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02]; &quot;&quot;); &quot;&quot;; IF(EXACT([.$F99]; &quot;&quot;); &quot;Non saisie&quot;; IF(EXACT([.$F9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03]; &quot;&quot;); &quot;&quot;; IF(EXACT([.$F100]; &quot;&quot;); &quot;Non saisie&quot;; IF(EXACT([.$F10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04]; &quot;&quot;); &quot;&quot;; IF(EXACT([.$F101]; &quot;&quot;); &quot;Non saisie&quot;; IF(EXACT([.$F10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05]; &quot;&quot;); &quot;&quot;; IF(EXACT([.$F102]; &quot;&quot;); &quot;Non saisie&quot;; IF(EXACT([.$F10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06]; &quot;&quot;); &quot;&quot;; IF(EXACT([.$F103]; &quot;&quot;); &quot;Non saisie&quot;; IF(EXACT([.$F103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07]; &quot;&quot;); &quot;&quot;; IF(EXACT([.$F104]; &quot;&quot;); &quot;Non saisie&quot;; IF(EXACT([.$F10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08]; &quot;&quot;); &quot;&quot;; IF(EXACT([.$F105]; &quot;&quot;); &quot;Non saisie&quot;; IF(EXACT([.$F10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09]; &quot;&quot;); &quot;&quot;; IF(EXACT([.$F106]; &quot;&quot;); &quot;Non saisie&quot;; IF(EXACT([.$F10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10]; &quot;&quot;); &quot;&quot;; IF(EXACT([.$F107]; &quot;&quot;); &quot;Non saisie&quot;; IF(EXACT([.$F10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11]; &quot;&quot;); &quot;&quot;; IF(EXACT([.$F108]; &quot;&quot;); &quot;Non saisie&quot;; IF(EXACT([.$F10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12]; &quot;&quot;); &quot;&quot;; IF(EXACT([.$F109]; &quot;&quot;); &quot;Non saisie&quot;; IF(EXACT([.$F10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13]; &quot;&quot;); &quot;&quot;; IF(EXACT([.$F110]; &quot;&quot;); &quot;Non saisie&quot;; IF(EXACT([.$F11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14]; &quot;&quot;); &quot;&quot;; IF(EXACT([.$F111]; &quot;&quot;); &quot;Non saisie&quot;; IF(EXACT([.$F11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15]; &quot;&quot;); &quot;&quot;; IF(EXACT([.$F112]; &quot;&quot;); &quot;Non saisie&quot;; IF(EXACT([.$F11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16]; &quot;&quot;); &quot;&quot;; IF(EXACT([.$F113]; &quot;&quot;); &quot;Non saisie&quot;; IF(EXACT([.$F113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17]; &quot;&quot;); &quot;&quot;; IF(EXACT([.$F114]; &quot;&quot;); &quot;Non saisie&quot;; IF(EXACT([.$F114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18]; &quot;&quot;); &quot;&quot;; IF(EXACT([.$F115]; &quot;&quot;); &quot;Non saisie&quot;; IF(EXACT([.$F115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19]; &quot;&quot;); &quot;&quot;; IF(EXACT([.$F116]; &quot;&quot;); &quot;Non saisie&quot;; IF(EXACT([.$F116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20]; &quot;&quot;); &quot;&quot;; IF(EXACT([.$F117]; &quot;&quot;); &quot;Non saisie&quot;; IF(EXACT([.$F117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21]; &quot;&quot;); &quot;&quot;; IF(EXACT([.$F118]; &quot;&quot;); &quot;Non saisie&quot;; IF(EXACT([.$F118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22]; &quot;&quot;); &quot;&quot;; IF(EXACT([.$F119]; &quot;&quot;); &quot;Non saisie&quot;; IF(EXACT([.$F119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23]; &quot;&quot;); &quot;&quot;; IF(EXACT([.$F120]; &quot;&quot;); &quot;Non saisie&quot;; IF(EXACT([.$F120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24]; &quot;&quot;); &quot;&quot;; IF(EXACT([.$F121]; &quot;&quot;); &quot;Non saisie&quot;; IF(EXACT([.$F121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style-name="ro1">
          <table:table-cell table:number-columns-repeated="4"/>
          <table:table-cell office:value-type="string" office:string-value="" table:formula="of:=IF(EXACT([.$B125]; &quot;&quot;); &quot;&quot;; IF(EXACT([.$F122]; &quot;&quot;); &quot;Non saisie&quot;; IF(EXACT([.$F122]; &quot;Conforme&quot;); &quot;green&quot;; &quot;Non conforme&quot;)))" table:style-name="ce19"/>
          <table:table-cell table:style-name="ce13"/>
          <table:table-cell table:number-columns-repeated="16378"/>
        </table:table-row>
        <table:table-row table:number-rows-repeated="6" table:style-name="ro1">
          <table:table-cell table:number-columns-repeated="4"/>
          <table:table-cell table:style-name="ce20"/>
          <table:table-cell table:number-columns-repeated="16379" table:style-name="ce1"/>
        </table:table-row>
        <table:table-row table:number-rows-repeated="9757" table:style-name="ro5">
          <table:table-cell table:number-columns-repeated="4"/>
          <table:table-cell table:style-name="ce20"/>
          <table:table-cell table:number-columns-repeated="16379"/>
        </table:table-row>
        <table:table-row table:number-rows-repeated="103869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CCFFCC"/>
      <style:text-properties fo:color="#006600"/>
    </style:style>
    <style:style style:name="cf10" style:family="table-cell" style:data-style-name="N0">
      <style:table-cell-properties fo:background-color="transparent"/>
      <style:text-properties fo:font-weight="bold" style:font-weight-asian="bold" style:font-weight-complex="bold"/>
    </style:style>
    <style:style style:name="cf2" style:family="table-cell" style:data-style-name="N0">
      <style:table-cell-properties style:vertical-align="automatic" fo:background-color="#FFCCCC"/>
      <style:text-properties fo:color="#CC0000"/>
    </style:style>
    <style:style style:name="cf3" style:family="table-cell" style:data-style-name="N0">
      <style:table-cell-properties style:vertical-align="automatic" fo:background-color="#808080"/>
      <style:text-properties fo:color="#FFFFFF"/>
    </style:style>
    <style:style style:name="cf4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f5" style:family="table-cell" style:data-style-name="N0">
      <style:table-cell-properties fo:background-color="#CCFFCC"/>
      <style:text-properties fo:color="#006600"/>
    </style:style>
    <style:style style:name="cf6" style:family="table-cell" style:data-style-name="N0">
      <style:table-cell-properties fo:background-color="#FFCCCC"/>
      <style:text-properties fo:color="#CC0000"/>
    </style:style>
    <style:style style:name="cf7" style:family="table-cell" style:data-style-name="N0">
      <style:table-cell-properties fo:background-color="#808080"/>
      <style:text-properties fo:color="#FFFFFF"/>
    </style:style>
    <style:style style:name="cf8" style:family="table-cell" style:data-style-name="N0">
      <style:table-cell-properties fo:background-color="transparent"/>
      <style:text-properties fo:font-weight="bold" style:font-weight-asian="bold" style:font-weight-complex="bold"/>
    </style:style>
    <style:style style:name="cf9" style:family="table-cell" style:data-style-name="N0">
      <style:table-cell-properties fo:background-color="transparent"/>
      <style:text-properties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1" style:family="table-cell">
      <style:table-cell-properties fo:background-color="transparent"/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328</meta:generator>
    <dc:title/>
    <dc:description/>
    <dc:subject/>
    <meta:initial-creator>Estelle Meret</meta:initial-creator>
    <dc:creator>Jef LY</dc:creator>
    <meta:creation-date>2017-10-20T23:41:04Z</meta:creation-date>
    <dc:date>2025-11-24T20:59:54Z</dc:date>
    <meta:editing-cycles>35</meta:editing-cycles>
    <meta:editing-duration>PT36S</meta:editing-duration>
  </office:meta>
</office:document-meta>
</file>